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ぅっ、お、おトイレぇ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お、おトイレ行かせ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、着替えたいし、おトイレにも行きたいよ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先に着替えさせてよぉ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先におトイレ行きたいよ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先に・・・っ、トイレ・・・行かせ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、先にトイレ行かせて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服のまま・・・進めって言うの・・・？
それに・・・トイレ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服のまま・・・進めって言う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の前に・・・トイレ行きたいんだけど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ャルシャル、起きた事を順番に話してく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がお買い物から戻ると、家の前で騎士団長様
と、あとメガネをかけた白衣の女性が私の帰りを
待ってい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メガネ白衣の女・・・ルミィのことだ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確かそんな名前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、私に紅茶の茶葉を分けてほしいと
頼まれ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も、世界を脅かしている人物を抑止する
ために、必要な材料だって言われたの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渡した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。　特に断る理由もありませんでしたので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、茶葉を包んだ袋を騎士団長様に
お渡しした直後、突然家の中に2人組が入って
き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が無理やり連れて行かれて
しまった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様は2人組に立ち向かったのですが、
その・・・ほとんど歯が立たず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が・・・連れて行かれただ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おりで見かけないと思った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2人組って、どんなヤツら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、確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い髪で大きな帽子をかぶった女性と、
その弟みたいな感じの男の子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たち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をさらって、いったいどうするつもり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！</text:p>
          </table:table-cell>
          <table:table-cell table:style-name="ce0" office:value-type="string">
            <text:p>Map195</text:p>
          </table:table-cell>
          <table:table-cell table:style-name="ce0"/>
          <table:table-cell table:style-name="ce0" office:value-type="string">
            <text:p>......!</text:p>
          </table:table-cell>
          <table:table-cell table:number-columns-repeated="1020"/>
        </table:table-row>
        <table:table-row>
          <table:table-cell table:style-name="ce0" office:value-type="string">
            <text:p>まさか・・・</text:p>
          </table:table-cell>
          <table:table-cell table:style-name="ce0" office:value-type="string">
            <text:p>Map217</text:p>
          </table:table-cell>
          <table:table-cell table:style-name="ce0"/>
          <table:table-cell table:style-name="ce0" office:value-type="string">
            <text:p>Surely not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・・・う、ここは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かった、気が付きま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ャルシャルさんの家で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安全ですから、安心し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ぬう・・・そうか、私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面目ない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休んで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城の兵士さんを連れてきた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。　騎士団長を城へ運ぼ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詳しい話は、その後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6+01:00</meta:creation-date>
    <dc:date>2020-03-14T12:50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